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Long_20_Dash" svg:stroke-width="0.035cm" svg:stroke-color="#000000" draw:marker-start="" draw:marker-start-width="0.253cm" draw:marker-start-center="false" draw:marker-end="UML_20_Arrow" draw:marker-end-width="0.253cm" draw:marker-end-center="false" draw:fill="solid" draw:fill-color="#000000" draw:textarea-horizontal-align="justify" draw:textarea-vertical-align="middle" draw:auto-grow-height="false" fo:min-height="0.159cm" fo:min-width="0cm" fo:padding-top="0.143cm" fo:padding-bottom="0.143cm" fo:padding-left="0.268cm" fo:padding-right="0.268cm" fo:wrap-option="wrap" draw:shadow="hidden" draw:shadow-offset-x="0.2cm" draw:shadow-offset-y="0.2cm" draw:shadow-color="#808080" style:protect="size" loext:decorative="false"/>
    </style:style>
    <style:style style:name="gr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objectwithoutfill">
      <style:graphic-properties svg:stroke-width="0.025cm" svg:stroke-color="#000000" draw:marker-start-width="0.238cm" draw:marker-end="Arrowheads_20_6" draw:marker-end-width="0.338cm" draw:fill="none" draw:textarea-vertical-align="middle" fo:padding-top="0.138cm" fo:padding-bottom="0.138cm" fo:padding-left="0.263cm" fo:padding-right="0.263cm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2">
      <style:graphic-properties draw:stroke="none" svg:stroke-width="0.035cm" svg:stroke-color="#000000" draw:marker-start="" draw:marker-start-width="0.359cm" draw:marker-start-center="false" draw:marker-end="" draw:marker-end-width="0.359cm" draw:marker-end-center="false" draw:fill="solid" draw:fill-color="#000000" loext:fill-use-slide-background="false" draw:opacity="100%" draw:textarea-horizontal-align="justify" draw:textarea-vertical-align="middle" draw:auto-grow-height="false" fo:min-height="0.318cm" fo:min-width="0.068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none" svg:stroke-width="0.035cm" svg:stroke-color="#000000" draw:marker-start="" draw:marker-start-width="0.676cm" draw:marker-start-center="false" draw:marker-end="" draw:marker-end-width="0.676cm" draw:marker-end-center="false" draw:fill="solid" draw:fill-color="#000000" loext:fill-use-slide-background="false" draw:opacity="100%" draw:textarea-horizontal-align="justify" draw:textarea-vertical-align="middle" draw:auto-grow-height="false" fo:min-height="0cm" fo:min-width="0cm" fo:padding-top="0.283cm" fo:padding-bottom="0.283cm" fo:padding-left="0.408cm" fo:padding-right="0.408cm" fo:wrap-option="wrap" draw:shadow="hidden" draw:shadow-offset-x="0.2cm" draw:shadow-offset-y="0.2cm" draw:shadow-color="#808080" loext:decorative="false"/>
    </style:style>
    <style:style style:name="gr8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10.363cm" loext:decorative="false"/>
    </style:style>
    <style:style style:name="gr10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10.363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14.278cm" fo:min-width="7.357cm" loext:decorative="false"/>
    </style:style>
    <style:style style:name="gr12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0.608cm" fo:min-width="7.357cm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ash" svg:stroke-width="0cm" svg:stroke-color="#666666" svg:stroke-linecap="butt" draw:fill="none" loext:fill-use-slide-background="false" draw:textarea-horizontal-align="justify" draw:textarea-vertical-align="top" draw:auto-grow-height="false" fo:min-height="6.618cm" fo:min-width="6.485cm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386cm" fo:min-width="0.136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16" style:family="graphic" style:parent-style-name="objectwithoutfill">
      <style:graphic-properties svg:stroke-width="0cm" svg:stroke-color="#000000" draw:marker-end="Arrowheads_20_17" draw:marker-end-width="0.3cm" draw:fill="none" draw:textarea-vertical-align="middle" loext:decorative="false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2.83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draw:auto-grow-width="true" fo:min-height="0.702cm" fo:min-width="3.02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28cm" svg:stroke-color="#000000" draw:marker-start="" draw:marker-start-width="0.242cm" draw:marker-start-center="false" draw:marker-end="" draw:marker-end-width="0.242cm" draw:marker-end-center="false" draw:fill="solid" draw:fill-color="#ffffff" draw:textarea-horizontal-align="justify" draw:textarea-vertical-align="middle" draw:auto-grow-height="false" fo:min-height="0.458cm" fo:min-width="0.208cm" fo:padding-top="0.089cm" fo:padding-bottom="0.089cm" fo:padding-left="0.214cm" fo:padding-right="0.214cm" fo:wrap-option="wrap" draw:shadow="hidden" draw:shadow-offset-x="0.2cm" draw:shadow-offset-y="0.2cm" draw:shadow-color="#808080" style:protect="size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 style:list-style-name="L2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stroke-linejoin="miter" draw:fill="solid" draw:fill-color="#ffffd7" draw:textarea-horizontal-align="justify" draw:textarea-vertical-align="middle" draw:auto-grow-height="false" fo:min-height="2.29cm" fo:min-width="4.58cm" fo:padding-top="0.135cm" fo:padding-bottom="0.135cm" fo:padding-left="0.26cm" fo:padding-right="0.26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stroke-linejoin="miter" draw:fill="solid" draw:fill-color="#ffffd7" draw:textarea-horizontal-align="justify" draw:textarea-vertical-align="middle" draw:auto-grow-height="false" fo:min-height="0cm" fo:min-width="0cm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2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000000" draw:textarea-horizontal-align="justify" draw:textarea-vertical-align="middle" draw:auto-grow-height="false" fo:min-height="0.25cm" fo:min-width="2.675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stroke-linejoin="miter" draw:fill="none" draw:fill-color="#ffffff" loext:fill-use-slide-background="false" draw:textarea-horizontal-align="justify" draw:textarea-vertical-align="top" draw:auto-grow-height="false" fo:min-height="4.395cm" fo:min-width="4.898cm" fo:padding-top="0.093cm" fo:padding-bottom="0.093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43cm" fo:padding-bottom="0.143cm" fo:padding-left="0.268cm" fo:padding-right="0.468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>
      <style:graphic-properties style:protect="size" style:writing-mode="lr-tb" loext:decorative="false"/>
    </style:style>
    <style:style style:name="gr3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000000" draw:textarea-horizontal-align="justify" draw:textarea-vertical-align="middle" draw:auto-grow-height="false" fo:min-height="0.25cm" fo:min-width="2.675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center" draw:textarea-vertical-align="middle" draw:auto-grow-height="false" fo:min-height="1.257cm" fo:min-width="2.753cm" fo:padding-top="0.098cm" fo:padding-bottom="0.098cm" fo:padding-left="0.218cm" fo:padding-right="0.218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2">
      <style:graphic-properties draw:stroke="none" draw:stroke-dash="Dashed_20__28_var_29__20_4" svg:stroke-width="0.1cm" svg:stroke-color="#000000" draw:marker-start="" draw:marker-start-width="0.35cm" draw:marker-start-center="false" draw:marker-end="" draw:marker-end-width="0.35cm" draw:marker-end-center="false" draw:fill="solid" draw:fill-color="#000000" draw:textarea-horizontal-align="justify" draw:textarea-vertical-align="middle" draw:auto-grow-height="false" fo:min-height="0.25cm" fo:min-width="2.675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none" draw:fill-color="#ffffff" loext:fill-use-slide-background="false" draw:textarea-horizontal-align="justify" draw:textarea-vertical-align="top" draw:auto-grow-height="false" fo:min-height="2.173cm" fo:min-width="3.215cm" fo:padding-top="0.092cm" fo:padding-bottom="0.092cm" fo:padding-left="0.217cm" fo:padding-right="0.21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none" draw:fill-color="#ffffff" loext:fill-use-slide-background="false" draw:textarea-horizontal-align="left" draw:textarea-vertical-align="top" draw:auto-grow-height="true" fo:min-height="0cm" fo:min-width="0cm" fo:padding-top="0.142cm" fo:padding-bottom="0.142cm" fo:padding-left="0.267cm" fo:padding-right="0.467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3cm" draw:marker-start-center="false" draw:marker-end="" draw:marker-end-width="0.253cm" draw:marker-end-center="false" draw:fill="solid" draw:fill-color="#ffffff" draw:textarea-horizontal-align="justify" draw:textarea-vertical-align="middle" draw:auto-grow-height="false" fo:min-height="0.385cm" fo:min-width="0.135cm" fo:padding-top="0.093cm" fo:padding-bottom="0.093cm" fo:padding-left="0.218cm" fo:padding-right="0.218cm" fo:wrap-option="wrap" draw:shadow="hidden" draw:shadow-offset-x="0.2cm" draw:shadow-offset-y="0.2cm" draw:shadow-color="#808080" style:protect="size" style:writing-mode="lr-tb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cm" fo:margin-bottom="0.152cm"/>
    </style:style>
    <style:style style:name="P7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/>
      <style:paragraph-properties fo:text-align="center" style:writing-mode="lr-tb"/>
      <style:text-properties fo:font-size="12pt"/>
    </style:style>
    <style:style style:name="P11" style:family="paragraph">
      <style:paragraph-properties fo:text-align="center"/>
      <style:text-properties fo:color="#666666" loext:opacity="100%" fo:font-size="12pt"/>
    </style:style>
    <style:style style:name="P12" style:family="paragraph">
      <loext:graphic-properties draw:fill="none"/>
      <style:paragraph-properties fo:text-align="center" style:writing-mode="lr-tb"/>
      <style:text-properties fo:color="#666666" loext:opacity="100%" fo:font-size="12pt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 style:writing-mode="lr-tb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</style:style>
    <style:style style:name="P17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2pt"/>
    </style:style>
    <style:style style:name="T5" style:family="text">
      <style:text-properties fo:color="#666666" loext:opacity="100%" fo:font-size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zxx" fo:country="none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638cm" svg:height="0.629cm" svg:x="4.777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493cm" svg:height="1.757cm" svg:x="3.35cm" svg:y="13.84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5.096cm" svg:y1="6.127cm" svg:x2="5.096cm" svg:y2="7.061cm" draw:start-shape="id1" draw:start-glue-point="8" draw:end-shape="id2" draw:end-glue-point="4" svg:d="M5096 6127v934" svg:viewBox="0 0 1 935">
          <text:p/>
        </draw:connector>
        <draw:connector draw:style-name="gr4" draw:text-style-name="P4" draw:layer="layout" svg:x1="5.731cm" svg:y1="7.696cm" svg:x2="9.891cm" svg:y2="10.095cm" draw:start-shape="id2" draw:start-glue-point="7" draw:end-shape="id3" draw:end-glue-point="0" svg:d="M5731 7696h4160v2399" svg:viewBox="0 0 4161 2400">
          <text:p/>
        </draw:connector>
        <draw:g draw:style-name="gr5" xml:id="id13" draw:id="id13">
          <draw:path draw:style-name="gr6" draw:text-style-name="P5" draw:layer="layout" svg:width="1.058cm" svg:height="1.058cm" svg:x="17.403cm" svg:y="18.145cm" svg:viewBox="0 0 1059 1059" svg:d="M1041 667c-12 44-30 87-53 127s-52 77-84 110c-33 32-70 61-110 84s-83 41-127 53c-45 12-91 18-137 18-47 0-93-6-138-18-44-12-87-30-127-53s-77-52-110-84c-32-33-61-70-84-110s-41-83-53-127c-12-45-18-91-18-137 0-47 6-93 18-138 12-44 30-87 53-127s52-77 84-110c33-32 70-61 110-84s83-41 127-53c45-12 91-18 138-18 46 0 92 6 137 18 44 12 87 30 127 53s77 52 110 84c32 33 61 70 84 110s41 83 53 127c12 45 18 91 18 138 0 46-6 92-18 137zM829 230c-26-26-56-49-88-67-32-19-66-33-102-43-35-9-72-14-109-14-38 0-75 5-110 14-36 10-70 24-102 43-32 18-62 41-88 67s-49 56-67 88c-19 32-33 66-43 102-9 35-14 72-14 110 0 37 5 74 14 109 10 36 24 70 43 102 18 32 41 62 67 88s56 49 88 67c32 19 66 33 102 43 35 9 72 14 110 14 37 0 74-5 109-14 36-10 70-24 102-43 32-18 62-41 88-67s49-56 67-88c19-32 33-66 43-102 9-35 14-72 14-109 0-38-5-75-14-110-10-36-24-70-43-102-18-32-41-62-67-88z">
            <text:p/>
          </draw:path>
          <draw:path draw:style-name="gr7" draw:text-style-name="P5" draw:layer="layout" svg:width="0.635cm" svg:height="0.635cm" svg:x="17.614cm" svg:y="18.356cm" svg:viewBox="0 0 636 636" svg:d="M625 400c-7 27-18 53-32 77s-31 46-50 66c-20 19-42 36-66 50s-50 25-77 32c-26 7-54 11-82 11s-56-4-82-11c-27-7-53-18-77-32s-46-31-66-50c-19-20-36-42-50-66s-25-50-32-77c-7-26-11-54-11-82s4-56 11-82c7-27 18-53 32-77s31-46 50-66c20-19 42-36 66-50s50-25 77-32c26-7 54-11 82-11s56 4 82 11c27 7 53 18 77 32s46 31 66 50c19 20 36 42 50 66s25 50 32 77c7 26 11 54 11 82s-4 56-11 82z">
            <text:p/>
          </draw:path>
        </draw:g>
        <draw:frame draw:style-name="gr8" draw:text-style-name="P7" draw:layer="layout" svg:width="7.62cm" svg:height="2.274cm" svg:x="1cm" svg:y="1cm">
          <draw:text-box>
            <text:p text:style-name="P6"><text:span text:style-name="T2">Activity Diagram</text:span></text:p>
            <text:p text:style-name="P6"><text:span text:style-name="T3">Title</text:span></text:p>
            <text:p text:style-name="P6"><text:span text:style-name="T2">16-Dec-2023 v1.0.0</text:span></text:p>
          </draw:text-box>
        </draw:frame>
        <draw:custom-shape draw:style-name="gr9" draw:text-style-name="P8" draw:layer="layout" svg:width="10.863cm" svg:height="14.528cm" svg:x="2.905cm" svg:y="5.0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0.863cm" svg:height="0.858cm" svg:x="2.905cm" svg:y="4.175cm">
          <text:p text:style-name="P9"><text:span text:style-name="T4">Swimlan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7.857cm" svg:height="14.528cm" svg:x="13.78cm" svg:y="5.0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7.857cm" svg:height="0.858cm" svg:x="13.78cm" svg:y="4.175cm">
          <text:p text:style-name="P9"><text:span text:style-name="T4">Swiml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3" draw:id="id3" draw:layer="layout" svg:width="3.493cm" svg:height="1.757cm" svg:x="8.145cm" svg:y="10.095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6.985cm" svg:height="6.868cm" svg:x="14.335cm" svg:y="10.642cm">
          <text:p text:style-name="P11"><text:span text:style-name="T5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2" draw:id="id2" draw:layer="layout" svg:width="1.27cm" svg:height="1.27cm" svg:x="4.461cm" svg:y="7.0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6" draw:text-style-name="P4" draw:layer="layout" svg:x1="5.096cm" svg:y1="8.331cm" svg:x2="5.096cm" svg:y2="10.338cm" draw:start-shape="id2" draw:start-glue-point="6" draw:end-shape="id4" draw:end-glue-point="4" svg:d="M5096 8331v2007" svg:viewBox="0 0 1 2008">
          <text:p/>
        </draw:connector>
        <draw:frame draw:style-name="gr17" draw:text-style-name="P15" draw:layer="layout" svg:width="3.338cm" svg:height="0.962cm" svg:x="6.127cm" svg:y="7.169cm">
          <draw:text-box>
            <text:p text:style-name="P14"><text:span text:style-name="T6">[Guard False]</text:span></text:p>
          </draw:text-box>
        </draw:frame>
        <draw:custom-shape draw:style-name="gr18" draw:text-style-name="P3" xml:id="id7" draw:id="id7" draw:layer="layout" svg:width="3.493cm" svg:height="1.757cm" svg:x="16.21cm" svg:y="13.846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5" draw:layer="layout" svg:width="3.529cm" svg:height="0.644cm" svg:x="3.668cm" svg:y="8.757cm">
          <draw:text-box>
            <text:p text:style-name="P14"><text:span text:style-name="T6"><text:s/></text:span><text:span text:style-name="T6">[Guard True]</text:span></text:p>
          </draw:text-box>
        </draw:frame>
        <draw:custom-shape draw:style-name="gr20" draw:text-style-name="P13" xml:id="id4" draw:id="id4" draw:layer="layout" svg:width="1.27cm" svg:height="1.27cm" svg:x="4.461cm" svg:y="10.3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096cm" svg:y1="11.608cm" svg:x2="5.096cm" svg:y2="13.846cm" draw:start-shape="id4" draw:start-glue-point="6" draw:end-shape="id5" draw:end-glue-point="0" svg:d="M5096 11608v2238" svg:viewBox="0 0 1 2239">
          <text:p/>
        </draw:connector>
        <draw:connector draw:style-name="gr4" draw:text-style-name="P4" draw:layer="layout" svg:x1="6.843cm" svg:y1="14.724cm" svg:x2="7.548cm" svg:y2="14.735cm" draw:start-shape="id5" draw:start-glue-point="1" draw:end-shape="id6" draw:end-glue-point="0" svg:d="M6843 14724h360v11h345" svg:viewBox="0 0 706 12">
          <text:p/>
        </draw:connector>
        <draw:connector draw:style-name="gr4" draw:text-style-name="P4" draw:layer="layout" svg:x1="17.956cm" svg:y1="15.603cm" svg:x2="17.929cm" svg:y2="16.518cm" draw:start-shape="id7" draw:start-glue-point="2" draw:end-shape="id8" draw:end-glue-point="0" svg:d="M17956 15603v458h-27v457" svg:viewBox="0 0 28 916">
          <text:p/>
        </draw:connector>
        <draw:connector draw:style-name="gr4" draw:text-style-name="P4" draw:layer="layout" svg:x1="8.145cm" svg:y1="10.973cm" svg:x2="5.731cm" svg:y2="10.973cm" draw:start-shape="id3" draw:start-glue-point="3" draw:end-shape="id4" draw:end-glue-point="7" svg:d="M8145 10973h-2414" svg:viewBox="0 0 2415 1">
          <text:p/>
        </draw:connector>
        <draw:custom-shape draw:style-name="gr21" draw:text-style-name="P3" draw:layer="layout" svg:width="3.493cm" svg:height="1.757cm" svg:x="13.7cm" svg:y="1.148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1.27cm" svg:height="1.27cm" svg:x="17.8cm" svg:y="2.28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draw:style-name="gr23">
          <draw:polygon draw:style-name="gr24" draw:text-style-name="P17" draw:layer="layout" svg:width="1.269cm" svg:height="0.93cm" svg:x="17.8cm" svg:y="1.117cm" svg:viewBox="0 0 1270 931" draw:points="1270,233 1270,931 0,931 0,0 1080,0">
            <text:p text:style-name="P16"><text:span text:style-name="T7">Note</text:span></text:p>
          </draw:polygon>
          <draw:custom-shape draw:style-name="gr25" draw:text-style-name="P18" draw:layer="layout" svg:width="0.187cm" svg:height="0.213cm" svg:x="18.883cm" svg:y="1.117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6" draw:text-style-name="P1" draw:layer="layout" svg:width="3.175cm" svg:height="0.5cm" draw:transform="rotate (-0.00575958653158117) translate (23.542cm 1.434cm)">
          <draw:glue-point draw:id="4" svg:x="3.285cm" svg:y="4.787cm"/>
          <draw:glue-point draw:id="5" svg:x="1.614cm" svg:y="4.729cm"/>
          <draw:glue-point draw:id="6" svg:x="-1.623cm" svg:y="4.633cm"/>
          <draw:glue-point draw:id="7" svg:x="-3.291cm" svg:y="4.575cm"/>
          <draw:glue-point draw:id="8" svg:x="3.291cm" svg:y="-4.633cm"/>
          <draw:glue-point draw:id="9" svg:x="1.623cm" svg:y="-4.691cm"/>
          <draw:glue-point draw:id="10" svg:x="-1.617cm" svg:y="-4.787cm"/>
          <draw:glue-point draw:id="11" svg:x="-3.285cm" svg:y="-4.845cm"/>
          <text:p/>
          <draw:enhanced-geometry svg:viewBox="0 0 21600 21600" draw:mirror-vertical="true" draw:mirror-horizontal="true" draw:type="rectangle" draw:enhanced-path="M 0 0 L 21600 0 21600 21600 0 21600 0 0 Z N"/>
        </draw:custom-shape>
        <draw:g draw:style-name="gr23">
          <draw:custom-shape draw:style-name="gr27" draw:text-style-name="P19" draw:layer="layout" svg:width="5.398cm" svg:height="4.645cm" svg:x="15.287cm" svg:y="12.23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21" draw:layer="layout" svg:width="3.464cm" svg:height="0.719cm" svg:x="15.287cm" svg:y="12.23cm">
            <text:p text:style-name="P20"><text:span text:style-name="T8">For each region</text:span></text:p>
            <draw:enhanced-geometry svg:viewBox="0 0 21600 21600" draw:type="non-primitve" draw:enhanced-path="M 0 0 L 21600 0 19000 21600 0 21600 0 0 Z N"/>
          </draw:custom-shape>
        </draw:g>
        <draw:g draw:style-name="gr29" xml:id="id12" draw:id="id12">
          <draw:custom-shape draw:style-name="gr30" draw:text-style-name="P22" draw:layer="layout" svg:width="0.635cm" svg:height="0.635cm" draw:transform="rotate (1.58022110475567) translate (15cm 16.038cm)">
            <draw:glue-point draw:id="4" svg:x="-4.742cm" svg:y="-1.731cm"/>
            <draw:glue-point draw:id="5" svg:x="-4.695cm" svg:y="1.872cm"/>
            <draw:glue-point draw:id="6" svg:x="4.758cm" svg:y="1.794cm"/>
            <draw:glue-point draw:id="7" svg:x="4.726cm" svg:y="-1.80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635cm" svg:height="0.635cm" draw:transform="rotate (1.58022110475567) translate (14.995cm 15.404cm)">
            <draw:glue-point draw:id="4" svg:x="-4.758cm" svg:y="-1.731cm"/>
            <draw:glue-point draw:id="5" svg:x="-4.726cm" svg:y="1.84cm"/>
            <draw:glue-point draw:id="6" svg:x="4.742cm" svg:y="1.778cm"/>
            <draw:glue-point draw:id="7" svg:x="4.711cm" svg:y="-1.80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2" draw:layer="layout" svg:width="0.635cm" svg:height="0.635cm" draw:transform="rotate (1.58022110475567) translate (14.988cm 14.768cm)">
            <draw:glue-point draw:id="4" svg:x="-4.758cm" svg:y="-1.731cm"/>
            <draw:glue-point draw:id="5" svg:x="-4.711cm" svg:y="1.856cm"/>
            <draw:glue-point draw:id="6" svg:x="4.758cm" svg:y="1.778cm"/>
            <draw:glue-point draw:id="7" svg:x="4.726cm" svg:y="-1.80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2" draw:layer="layout" svg:width="0.635cm" svg:height="0.635cm" draw:transform="rotate (1.58022110475567) translate (14.981cm 14.133cm)">
            <draw:glue-point draw:id="4" svg:x="-4.726cm" svg:y="-1.716cm"/>
            <draw:glue-point draw:id="5" svg:x="-4.695cm" svg:y="1.872cm"/>
            <draw:glue-point draw:id="6" svg:x="4.773cm" svg:y="1.794cm"/>
            <draw:glue-point draw:id="7" svg:x="4.726cm" svg:y="-1.809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4" draw:text-style-name="P1" xml:id="id6" draw:id="id6" draw:layer="layout" svg:width="3.175cm" svg:height="0.5cm" draw:transform="rotate (-1.56782926706651) translate (8.043cm 13.146cm)">
          <draw:glue-point draw:id="4" svg:x="-4.833cm" svg:y="3.321cm"/>
          <draw:glue-point draw:id="5" svg:x="-4.872cm" svg:y="1.653cm"/>
          <draw:glue-point draw:id="6" svg:x="-4.931cm" svg:y="-1.646cm"/>
          <draw:glue-point draw:id="7" svg:x="-4.97cm" svg:y="-3.315cm"/>
          <draw:glue-point draw:id="8" svg:x="4.99cm" svg:y="3.315cm"/>
          <draw:glue-point draw:id="9" svg:x="4.95cm" svg:y="1.646cm"/>
          <draw:glue-point draw:id="10" svg:x="4.891cm" svg:y="-1.653cm"/>
          <draw:glue-point draw:id="11" svg:x="4.852cm" svg:y="-3.321cm"/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35" draw:text-style-name="P3" xml:id="id9" draw:id="id9" draw:layer="layout" svg:width="3.493cm" svg:height="1.757cm" svg:x="8.806cm" svg:y="12.828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" xml:id="id10" draw:id="id10" draw:layer="layout" svg:width="3.493cm" svg:height="1.757cm" svg:x="8.805cm" svg:y="14.881cm">
          <draw:glue-point draw:id="4" svg:x="2cm" svg:y="-5cm"/>
          <draw:glue-point draw:id="5" svg:x="-2cm" svg:y="-5cm"/>
          <draw:glue-point draw:id="6" svg:x="-4cm" svg:y="5cm"/>
          <draw:glue-point draw:id="7" svg:x="4cm" svg:y="5cm"/>
          <draw:glue-point draw:id="8" svg:x="2cm" svg:y="5cm"/>
          <draw:glue-point draw:id="9" svg:x="-2cm" svg:y="5cm"/>
          <draw:glue-point draw:id="10" svg:x="-4cm" svg:y="-5cm"/>
          <draw:glue-point draw:id="11" svg:x="4cm" svg:y="-5cm"/>
          <draw:glue-point draw:id="12" svg:x="-5cm" svg:y="-1.666cm"/>
          <draw:glue-point draw:id="13" svg:x="-5cm" svg:y="1.666cm"/>
          <draw:glue-point draw:id="14" svg:x="5cm" svg:y="1.666cm"/>
          <draw:glue-point draw:id="15" svg:x="5cm" svg:y="-1.666cm"/>
          <text:p text:style-name="P2"><text:span text:style-name="T1">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405.2718286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8.044cm" svg:y1="13.68cm" svg:x2="8.806cm" svg:y2="13.706cm" draw:start-shape="id6" draw:start-glue-point="11" draw:end-shape="id9" draw:end-glue-point="3" svg:d="M8044 13680h376v26h386" svg:viewBox="0 0 763 27">
          <text:p/>
        </draw:connector>
        <draw:connector draw:style-name="gr4" draw:text-style-name="P4" draw:layer="layout" svg:x1="8.051cm" svg:y1="15.786cm" svg:x2="8.805cm" svg:y2="15.759cm" draw:start-shape="id6" draw:start-glue-point="8" draw:end-shape="id10" draw:end-glue-point="3" svg:d="M8051 15786h369v-27h385" svg:viewBox="0 0 755 28">
          <text:p/>
        </draw:connector>
        <draw:custom-shape draw:style-name="gr37" draw:text-style-name="P1" xml:id="id11" draw:id="id11" draw:layer="layout" svg:width="3.175cm" svg:height="0.5cm" draw:transform="rotate (-1.56782926706651) translate (13.441cm 13.145cm)">
          <draw:glue-point draw:id="4" svg:x="-4.833cm" svg:y="3.321cm"/>
          <draw:glue-point draw:id="5" svg:x="-4.872cm" svg:y="1.653cm"/>
          <draw:glue-point draw:id="6" svg:x="-4.931cm" svg:y="-1.646cm"/>
          <draw:glue-point draw:id="7" svg:x="-4.97cm" svg:y="-3.315cm"/>
          <draw:glue-point draw:id="8" svg:x="4.99cm" svg:y="3.315cm"/>
          <draw:glue-point draw:id="9" svg:x="4.95cm" svg:y="1.646cm"/>
          <draw:glue-point draw:id="10" svg:x="4.891cm" svg:y="-1.653cm"/>
          <draw:glue-point draw:id="11" svg:x="4.852cm" svg:y="-3.321cm"/>
          <text:p/>
          <draw:enhanced-geometry svg:viewBox="0 0 21600 21600" draw:mirror-vertical="true" draw:mirror-horizontal="true" draw:type="rectangle" draw:enhanced-path="M 0 0 L 21600 0 21600 21600 0 21600 0 0 Z N"/>
        </draw:custom-shape>
        <draw:connector draw:style-name="gr4" draw:text-style-name="P4" draw:layer="layout" svg:x1="13.446cm" svg:y1="14.733cm" svg:x2="14.975cm" svg:y2="14.765cm" draw:start-shape="id11" draw:end-shape="id12" svg:d="M13446 14733h758v32h771" svg:viewBox="0 0 1530 33">
          <text:p/>
        </draw:connector>
        <draw:connector draw:style-name="gr4" draw:text-style-name="P4" draw:layer="layout" svg:x1="12.299cm" svg:y1="13.706cm" svg:x2="12.944cm" svg:y2="13.681cm" draw:start-shape="id9" draw:start-glue-point="1" draw:end-shape="id11" draw:end-glue-point="7" svg:d="M12299 13706h331v-25h314" svg:viewBox="0 0 646 26">
          <text:p/>
        </draw:connector>
        <draw:connector draw:style-name="gr4" draw:text-style-name="P4" draw:layer="layout" svg:x1="12.298cm" svg:y1="15.759cm" svg:x2="12.951cm" svg:y2="15.787cm" draw:start-shape="id10" draw:start-glue-point="1" draw:end-shape="id11" draw:end-glue-point="4" svg:d="M12298 15759h331v28h322" svg:viewBox="0 0 654 29">
          <text:p/>
        </draw:connector>
        <draw:g draw:style-name="gr29" xml:id="id8" draw:id="id8">
          <draw:custom-shape draw:style-name="gr38" draw:text-style-name="P22" draw:layer="layout" svg:width="0.635cm" svg:height="0.635cm" draw:transform="rotate (0.00855211333477237) translate (16.657cm 16.54cm)">
            <draw:glue-point draw:id="4" svg:x="1.656cm" svg:y="-4.671cm"/>
            <draw:glue-point draw:id="5" svg:x="-1.765cm" svg:y="-4.625cm"/>
            <draw:glue-point draw:id="6" svg:x="-1.687cm" svg:y="4.656cm"/>
            <draw:glue-point draw:id="7" svg:x="1.734cm" svg:y="4.6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22" draw:layer="layout" svg:width="0.635cm" svg:height="0.635cm" draw:transform="rotate (0.00855211333477237) translate (17.291cm 16.535cm)">
            <draw:glue-point draw:id="4" svg:x="1.656cm" svg:y="-4.671cm"/>
            <draw:glue-point draw:id="5" svg:x="-1.734cm" svg:y="-4.656cm"/>
            <draw:glue-point draw:id="6" svg:x="-1.671cm" svg:y="4.64cm"/>
            <draw:glue-point draw:id="7" svg:x="1.734cm" svg:y="4.625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0" draw:text-style-name="P22" draw:layer="layout" svg:width="0.635cm" svg:height="0.635cm" draw:transform="rotate (0.00855211333477237) translate (17.927cm 16.529cm)">
            <draw:glue-point draw:id="4" svg:x="1.656cm" svg:y="-4.671cm"/>
            <draw:glue-point draw:id="5" svg:x="-1.75cm" svg:y="-4.64cm"/>
            <draw:glue-point draw:id="6" svg:x="-1.671cm" svg:y="4.656cm"/>
            <draw:glue-point draw:id="7" svg:x="1.734cm" svg:y="4.6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2" draw:layer="layout" svg:width="0.635cm" svg:height="0.635cm" draw:transform="rotate (0.00855211333477237) translate (18.562cm 16.523cm)">
            <draw:glue-point draw:id="4" svg:x="1.64cm" svg:y="-4.656cm"/>
            <draw:glue-point draw:id="5" svg:x="-1.765cm" svg:y="-4.625cm"/>
            <draw:glue-point draw:id="6" svg:x="-1.687cm" svg:y="4.671cm"/>
            <draw:glue-point draw:id="7" svg:x="1.734cm" svg:y="4.625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4" draw:layer="layout" svg:x1="15.635cm" svg:y1="14.765cm" svg:x2="16.21cm" svg:y2="14.724cm" draw:start-shape="id12" draw:start-glue-point="1" draw:end-shape="id7" draw:end-glue-point="3" svg:d="M15635 14765h287v-41h288" svg:viewBox="0 0 576 42">
          <text:p/>
        </draw:connector>
        <draw:connector draw:style-name="gr4" draw:text-style-name="P4" draw:layer="layout" svg:x1="17.929cm" svg:y1="17.175cm" svg:x2="17.932cm" svg:y2="18.145cm" draw:start-shape="id8" draw:start-glue-point="2" draw:end-shape="id13" draw:end-glue-point="0" svg:d="M17929 17175v494h3v476" svg:viewBox="0 0 4 971">
          <text:p/>
        </draw:connector>
        <draw:g draw:style-name="gr23">
          <draw:custom-shape draw:style-name="gr42" draw:text-style-name="P19" draw:layer="layout" svg:width="3.715cm" svg:height="2.423cm" svg:x="19.415cm" svg:y="1.117cm">
            <draw:glue-point draw:id="4" svg:x="3cm" svg:y="-5cm"/>
            <draw:glue-point draw:id="5" svg:x="-3cm" svg:y="-5cm"/>
            <draw:glue-point draw:id="6" svg:x="-3cm" svg:y="5cm"/>
            <draw:glue-point draw:id="7" svg:x="3cm" svg:y="5cm"/>
            <draw:glue-point draw:id="8" svg:x="5cm" svg:y="3.333cm"/>
            <draw:glue-point draw:id="9" svg:x="5cm" svg:y="-3.333cm"/>
            <draw:glue-point draw:id="10" svg:x="-5cm" svg:y="-3.333cm"/>
            <draw:glue-point draw:id="11" svg:x="-5cm" svg:y="3.33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1" draw:layer="layout" svg:width="1.6cm" svg:height="0.717cm" svg:x="19.415cm" svg:y="1.117cm">
            <text:p text:style-name="P20"><text:span text:style-name="T8">Loop</text:span></text:p>
            <draw:enhanced-geometry svg:viewBox="0 0 21600 21600" draw:type="non-primitve" draw:enhanced-path="M 0 0 L 21600 0 19000 21600 0 21600 0 0 Z N"/>
          </draw:custom-shape>
        </draw:g>
        <draw:g draw:style-name="gr29">
          <draw:custom-shape draw:style-name="gr44" draw:text-style-name="P22" draw:layer="layout" svg:width="0.635cm" svg:height="0.635cm" draw:transform="rotate (-0.00209439510239331) translate (23.86cm 2.266cm)">
            <draw:glue-point draw:id="4" svg:x="1.745cm" svg:y="-4.716cm"/>
            <draw:glue-point draw:id="5" svg:x="-1.792cm" svg:y="-4.701cm"/>
            <draw:glue-point draw:id="6" svg:x="-1.823cm" svg:y="4.732cm"/>
            <draw:glue-point draw:id="7" svg:x="1.713cm" svg:y="4.732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22" draw:layer="layout" svg:width="0.635cm" svg:height="0.635cm" draw:transform="rotate (-0.00209439510239331) translate (24.494cm 2.269cm)">
            <draw:glue-point draw:id="4" svg:x="1.745cm" svg:y="-4.732cm"/>
            <draw:glue-point draw:id="5" svg:x="-1.761cm" svg:y="-4.748cm"/>
            <draw:glue-point draw:id="6" svg:x="-1.792cm" svg:y="4.701cm"/>
            <draw:glue-point draw:id="7" svg:x="1.729cm" svg:y="4.716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2" draw:layer="layout" svg:width="0.635cm" svg:height="0.635cm" draw:transform="rotate (-0.00209439510239331) translate (25.13cm 2.269cm)">
            <draw:glue-point draw:id="4" svg:x="1.745cm" svg:y="-4.732cm"/>
            <draw:glue-point draw:id="5" svg:x="-1.776cm" svg:y="-4.732cm"/>
            <draw:glue-point draw:id="6" svg:x="-1.792cm" svg:y="4.716cm"/>
            <draw:glue-point draw:id="7" svg:x="1.729cm" svg:y="4.732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2" draw:layer="layout" svg:width="0.635cm" svg:height="0.635cm" draw:transform="rotate (-0.00209439510239331) translate (25.765cm 2.269cm)">
            <draw:glue-point draw:id="4" svg:x="1.745cm" svg:y="-4.701cm"/>
            <draw:glue-point draw:id="5" svg:x="-1.792cm" svg:y="-4.701cm"/>
            <draw:glue-point draw:id="6" svg:x="-1.808cm" svg:y="4.748cm"/>
            <draw:glue-point draw:id="7" svg:x="1.729cm" svg:y="4.732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4" draw:layer="layout" svg:x1="23.542cm" svg:y1="3.54cm" svg:x2="26.462cm" svg:y2="3.532cm" svg:d="M23542 3540h1460v-8h1460" svg:viewBox="0 0 2921 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UML_20_Arrow" draw:display-name="UML Arrow" svg:viewBox="-0.0901699437494742 0 406.180339887499 756.090169943749" svg:d="M105 715c-2 9-7 17-13 24-7 7-15 12-23 15-9 2-19 3-28 1s-17-7-24-13c-7-7-12-15-15-23-2-9-3-19-1-28l150-650c2-5 3-10 6-14 5-9 11-15 20-20 8-5 17-7 26-7s18 2 27 7c8 5 14 11 19 20 3 4 4 9 6 14l150 650c2 9 1 19-1 28-3 8-8 16-15 23-7 6-15 11-24 13s-19 1-28-1c-8-3-16-8-23-15-6-7-11-15-13-24l-44-194v232h-53-53v-237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11:00.397861341</meta:creation-date>
    <dc:date>2023-12-16T14:50:15.402656691</dc:date>
    <meta:editing-duration>PT3H46M10S</meta:editing-duration>
    <meta:editing-cycles>11</meta:editing-cycles>
    <meta:generator>LibreOffice/7.6.2.1$MacOSX_AARCH64 LibreOffice_project/56f7684011345957bbf33a7ee678afaf4d2ba333</meta:generator>
    <meta:print-date>2023-12-04T10:53:14.332082574</meta:print-date>
    <meta:printed-by>PDF files</meta:printed-by>
    <meta:document-statistic meta:object-count="63"/>
  </office:meta>
</office:document-meta>
</file>